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4 February 2013</text:p>
      <text:p text:style-name="P2">Burn It Down</text:p>
      <text:p text:style-name="P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span text:style-name="T1"><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span></text:p>
      <text:p text:style-name="P3"><text:span text:style-name="T1"><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nd her vengeance exacted.</text:span></text:p>
      <text:p text:style-name="P3"><text:span text:style-name="T1"><text:tab/>At the beginning of the clip, behind the screen and Marcel's back we can see only three things: Marcel, the top of the pile of nitrate film and Shosanna's ghostly face from the nose down. The </text:span><text:soft-page-break/><text:span text:style-name="T1">lattermost of these three things is what our eyes are drawn to as we see and hear (the now slightly more distant lips) say, “Burn it down.” These three clearly annunciated words are essentially all we hear. There is some light murmuring of confused Nazis in the background, however, as far as the English-speaking viewer is concerned, their confusion should have been appeased by the phrase. Marcel, the projection of Shosanna and the film are the only objects we see because they are the only elements we care about at this moment. For the proper combination of these three alone will determine whether the protagonists are victorious.</text:span></text:p>
      <text:p text:style-name="P3"><text:span text:style-name="T1"><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 He nods without ever blinking, accepting the symbolical torch that has been passed onto him by Shosanna. We see a black, void backdrop as we look into his smiling face. His honest smile is indicative of his deep love for Shosanna and his joy in seeing the successful concretion of their secret plan. His face it lit naturally and the little we see of his shirt is lit brightly, almost glowingly. The natural lighting emphasizes his humanity and loyalty in accepting his role in the massacre.</text:span></text:p>
      <text:p text:style-name="P3"><text:span text:style-name="T1"><text:tab/>After Marcel's brief nod, he quickly mutters “Oui, Shosanna,” quickly, it is almost difficult to understand what he is saying. What is interesting about this utterance is that it is unnecessary, almost redundant. The joyous emotion that the actor sets upon his face is enough to indicate his intention to fulfill the plot; the brief nod he provides further solidifies this intention; these words are almost overkill but not quite. By the time his words are finished the mumbling of the German theater patrons has dissolved.</text:span></text:p>
      <text:p text:style-name="P3"><text:span text:style-name="T1"><text:tab/>We see a close-up of Marcel's hand planted on his side holding a smoking cigarette between his </text:span><text:soft-page-break/><text:span text:style-name="T1">middle finger and thumb. The camera is at equal height with Marcel's side. As with the close-up of Marcel's face, the background is black, albeit there are some unrecognizable splotchy gray objects. This scene acts as the final “passing of the torch” scene. Marcel, in flicking the cigarette, is bringing his role in the destruction of the Nazis to an end and is leaving the rest up to the projectile cigarette. This brief scene's purpose is purely transitional. As he flicks the cigarette and it departs his hand at the center of the camera's view, a loud resonant flicking noise is heard and is held out. This is done to help ease the transition to the following scene filmed in slow-motion.</text:span></text:p>
      <text:p text:style-name="P3"><text:span text:style-name="T1"><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plane of specks, however, moves quickly against the cigarette. The specks seem to be the only thing aside from the actual flipping of the cigarette (and its slight drop) indicating its movement. In fact, the background and its shady, vaguely rectangular shapes drop below the cigarette creating a parallax effect as if the cigarette is truly flying.</text:span></text:p>
      <text:p text:style-name="P3"><text:span text:style-name="T1"><text:tab/>As it is airbourne, the cigarette makes light scratching noises, as it struggles to work it way past the final obstacle that stands between it and the downfall of the evil Nazi leaders – that obstacle being – the very air through which it so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5T02:15:21</dc:date>
    <meta:editing-duration>PT3H17M</meta:editing-duration>
    <meta:editing-cycles>81</meta:editing-cycles>
    <meta:document-statistic meta:table-count="0" meta:image-count="0" meta:object-count="0" meta:page-count="3" meta:paragraph-count="14" meta:word-count="1000" meta:character-count="5844" meta:non-whitespace-character-count="4849"/>
  </office:meta>
</office:document-meta>
</file>